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2.5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157.69pt"/>
    </style:style>
    <style:style style:name="co12" style:family="table-column">
      <style:table-column-properties fo:break-before="auto" style:column-width="163.9pt"/>
    </style:style>
    <style:style style:name="co13" style:family="table-column">
      <style:table-column-properties fo:break-before="auto" style:column-width="123.7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measurements_201803091052_topo1" table:style-name="ta1">
        <table:shapes>
          <draw:frame draw:z-index="0" draw:style-name="gr1" draw:text-style-name="P1" svg:width="453.51pt" svg:height="255.09pt" svg:x="165.15pt" svg:y="118.03pt">
            <loext:p draw:notify-on-update-of-ranges="benchmark_measurements_201803091052_topo1.D2:benchmark_measurements_201803091052_topo1.D30 benchmark_measurements_201803091052_topo1.J1:benchmark_measurements_201803091052_topo1.J1 benchmark_measurements_201803091052_topo1.J2:benchmark_measurements_201803091052_topo1.J30 benchmark_measurements_201803091052_topo1.K1:benchmark_measurements_201803091052_topo1.K1 benchmark_measurements_201803091052_topo1.K2:benchmark_measurements_201803091052_topo1.K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9.69pt" svg:height="261.35pt" svg:x="672.09pt" svg:y="123.53pt">
            <loext:p draw:notify-on-update-of-ranges="benchmark_measurements_201803091052_topo1.D2:benchmark_measurements_201803091052_topo1.D30 benchmark_measurements_201803091052_topo1.E1:benchmark_measurements_201803091052_topo1.E1 benchmark_measurements_201803091052_topo1.E2:benchmark_measurements_201803091052_topo1.E30 benchmark_measurements_201803091052_topo1.G1:benchmark_measurements_201803091052_topo1.G1 benchmark_measurements_201803091052_topo1.G2:benchmark_measurements_201803091052_topo1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9pt" svg:height="254.55pt" svg:x="1195.34pt" svg:y="122.77pt">
            <loext:p draw:notify-on-update-of-ranges="benchmark_measurements_201803091052_topo1.D2:benchmark_measurements_201803091052_topo1.D58 benchmark_measurements_201803091052_topo1.E1:benchmark_measurements_201803091052_topo1.E1 benchmark_measurements_201803091052_topo1.E2:benchmark_measurements_201803091052_topo1.E58 benchmark_measurements_201803091052_topo1.G1:benchmark_measurements_201803091052_topo1.G1 benchmark_measurements_201803091052_topo1.G2:benchmark_measurements_201803091052_topo1.G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PROV_METRICS</text:p>
          </table:table-cell>
          <table:table-cell office:value-type="string" calcext:value-type="string">
            <text:p>BUFFER_CAPAC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ET_IN</text:p>
          </table:table-cell>
          <table:table-cell office:value-type="string" calcext:value-type="string">
            <text:p>NET_IN_TYPE</text:p>
          </table:table-cell>
          <table:table-cell office:value-type="string" calcext:value-type="string">
            <text:p>NET_OUT</text:p>
          </table:table-cell>
          <table:table-cell office:value-type="string" calcext:value-type="string">
            <text:p>NET_OUT_TYPE</text:p>
          </table:table-cell>
          <table:table-cell office:value-type="string" calcext:value-type="string">
            <text:p>MSG_NUMBER</text:p>
          </table:table-cell>
          <table:table-cell office:value-type="string" calcext:value-type="string">
            <text:p>NORMALIZED_MSG_SIZE_IN</text:p>
          </table:table-cell>
          <table:table-cell office:value-type="string" calcext:value-type="string">
            <text:p>NORMALIZED_MSG_SIZE_OUT</text:p>
          </table:table-cell>
          <table:table-cell office:value-type="string" calcext:value-type="string">
            <text:p>NORMALIZED_MSG_SIZE_TYPE</text:p>
          </table:table-cell>
          <table:table-cell office:value-type="string" calcext:value-type="string">
            <text:p>BENCHMARK_RUNTIME</text:p>
          </table:table-cell>
        </table:table-row>
        <table:table-row table:style-name="ro1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kB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7.8" calcext:value-type="float">
            <text:p>177.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6.3" calcext:value-type="float">
            <text:p>386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2.4" calcext:value-type="float">
            <text:p>172.4</text:p>
          </table:table-cell>
          <table:table-cell office:value-type="float" office:value="431.8" calcext:value-type="float">
            <text:p>431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kB</text:p>
          </table:table-cell>
          <table:table-cell office:value-type="float" office:value="7300" calcext:value-type="float">
            <text:p>7300</text:p>
          </table:table-cell>
          <table:table-cell office:value-type="float" office:value="173.9" calcext:value-type="float">
            <text:p>173.9</text:p>
          </table:table-cell>
          <table:table-cell office:value-type="float" office:value="379.4" calcext:value-type="float">
            <text:p>37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6.3" calcext:value-type="float">
            <text:p>386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1.1" calcext:value-type="float">
            <text:p>171.1</text:p>
          </table:table-cell>
          <table:table-cell office:value-type="float" office:value="354.2" calcext:value-type="float">
            <text:p>354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2.5" calcext:value-type="float">
            <text:p>172.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2.4" calcext:value-type="float">
            <text:p>172.4</text:p>
          </table:table-cell>
          <table:table-cell office:value-type="float" office:value="383.6" calcext:value-type="float">
            <text:p>383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9.1" calcext:value-type="float">
            <text:p>179.1</text:p>
          </table:table-cell>
          <table:table-cell office:value-type="float" office:value="641.7" calcext:value-type="float">
            <text:p>641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3.7" calcext:value-type="float">
            <text:p>173.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385.4" calcext:value-type="float">
            <text:p>38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6.5" calcext:value-type="float">
            <text:p>176.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3.8" calcext:value-type="float">
            <text:p>173.8</text:p>
          </table:table-cell>
          <table:table-cell office:value-type="float" office:value="378.7" calcext:value-type="float">
            <text:p>37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kB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69.8" calcext:value-type="float">
            <text:p>169.8</text:p>
          </table:table-cell>
          <table:table-cell office:value-type="float" office:value="380.4" calcext:value-type="float">
            <text:p>38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65.7" calcext:value-type="float">
            <text:p>165.7</text:p>
          </table:table-cell>
          <table:table-cell office:value-type="float" office:value="350.4" calcext:value-type="float">
            <text:p>35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kB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2.5" calcext:value-type="float">
            <text:p>172.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tewa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5.2" calcext:value-type="float">
            <text:p>175.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1.1" calcext:value-type="float">
            <text:p>171.1</text:p>
          </table:table-cell>
          <table:table-cell office:value-type="float" office:value="382.7" calcext:value-type="float">
            <text:p>382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2.5" calcext:value-type="float">
            <text:p>172.5</text:p>
          </table:table-cell>
          <table:table-cell office:value-type="float" office:value="380.4" calcext:value-type="float">
            <text:p>38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435.8" calcext:value-type="float">
            <text:p>43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75.1" calcext:value-type="float">
            <text:p>175.1</text:p>
          </table:table-cell>
          <table:table-cell office:value-type="float" office:value="387.7" calcext:value-type="float">
            <text:p>387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k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63.1" calcext:value-type="float">
            <text:p>163.1</text:p>
          </table:table-cell>
          <table:table-cell office:value-type="float" office:value="347.5" calcext:value-type="float">
            <text:p>347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kB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175.2" calcext:value-type="float">
            <text:p>175.2</text:p>
          </table:table-cell>
          <table:table-cell office:value-type="float" office:value="381.7" calcext:value-type="float">
            <text:p>381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kB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71.1" calcext:value-type="float">
            <text:p>171.1</text:p>
          </table:table-cell>
          <table:table-cell office:value-type="float" office:value="381.4" calcext:value-type="float">
            <text:p>381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nopro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way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56.3" calcext:value-type="float">
            <text:p>156.3</text:p>
          </table:table-cell>
          <table:table-cell office:value-type="float" office:value="202.1" calcext:value-type="float">
            <text:p>202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4.7" calcext:value-type="float">
            <text:p>284.7</text:p>
          </table:table-cell>
          <table:table-cell office:value-type="float" office:value="489.3" calcext:value-type="float">
            <text:p>489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3.2" calcext:value-type="float">
            <text:p>223.2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3.2" calcext:value-type="float">
            <text:p>223.2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4.5" calcext:value-type="float">
            <text:p>224.5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B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kB</text:p>
          </table:table-cell>
          <table:table-cell office:value-type="float" office:value="7300" calcext:value-type="float">
            <text:p>7300</text:p>
          </table:table-cell>
          <table:table-cell office:value-type="float" office:value="221.9" calcext:value-type="float">
            <text:p>221.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7.2" calcext:value-type="float">
            <text:p>227.2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k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15.2" calcext:value-type="float">
            <text:p>215.2</text:p>
          </table:table-cell>
          <table:table-cell office:value-type="float" office:value="267.3" calcext:value-type="float">
            <text:p>267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6.9" calcext:value-type="float">
            <text:p>226.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kB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9.9" calcext:value-type="float">
            <text:p>229.9</text:p>
          </table:table-cell>
          <table:table-cell office:value-type="float" office:value="287.4" calcext:value-type="float">
            <text:p>287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kB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6" calcext:value-type="float">
            <text:p>286</text:p>
          </table:table-cell>
          <table:table-cell office:value-type="float" office:value="491.9" calcext:value-type="float">
            <text:p>491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1.9" calcext:value-type="float">
            <text:p>221.9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3.7" calcext:value-type="float">
            <text:p>223.7</text:p>
          </table:table-cell>
          <table:table-cell office:value-type="float" office:value="292.4" calcext:value-type="float">
            <text:p>292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6.4" calcext:value-type="float">
            <text:p>226.4</text:p>
          </table:table-cell>
          <table:table-cell office:value-type="float" office:value="339.6" calcext:value-type="float">
            <text:p>33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kB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2.3" calcext:value-type="float">
            <text:p>222.3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8.2" calcext:value-type="float">
            <text:p>228.2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k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15.6" calcext:value-type="float">
            <text:p>215.6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6.4" calcext:value-type="float">
            <text:p>226.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9.1" calcext:value-type="float">
            <text:p>229.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83.4" calcext:value-type="float">
            <text:p>283.4</text:p>
          </table:table-cell>
          <table:table-cell office:value-type="float" office:value="490.6" calcext:value-type="float">
            <text:p>490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kB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2.3" calcext:value-type="float">
            <text:p>222.3</text:p>
          </table:table-cell>
          <table:table-cell office:value-type="float" office:value="296.4" calcext:value-type="float">
            <text:p>296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kB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2.8" calcext:value-type="float">
            <text:p>222.8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kB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5.9" calcext:value-type="float">
            <text:p>225.9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kB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1.9" calcext:value-type="float">
            <text:p>221.9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kB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28.6" calcext:value-type="float">
            <text:p>228.6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B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216.5" calcext:value-type="float">
            <text:p>216.5</text:p>
          </table:table-cell>
          <table:table-cell office:value-type="float" office:value="267.3" calcext:value-type="float">
            <text:p>267.3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kB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kB</text:p>
          </table:table-cell>
          <table:table-cell office:value-type="float" office:value="7360" calcext:value-type="float">
            <text:p>7360</text:p>
          </table:table-cell>
          <table:table-cell office:value-type="float" office:value="226.9" calcext:value-type="float">
            <text:p>226.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kB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229.1" calcext:value-type="float">
            <text:p>229.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nopro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87.3" calcext:value-type="float">
            <text:p>187.3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kB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k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kB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k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kB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k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k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kB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topology_1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benchmark_measurements_201803091052_topo1.A1:benchmark_measurements_201803091052_topo1.M84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meterid,metricid,loc,line,class,app,ctime,stime,rtime"/>
              </table:filter-condition>
              <table:filter-condition table:field-number="2" table:value="1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06:37:34.4407445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6:38:45.813841689</dc:date>
    <meta:editing-duration>PT16M1S</meta:editing-duration>
    <meta:editing-cycles>4</meta:editing-cycles>
    <meta:generator>LibreOffice/5.1.6.2$Linux_X86_64 LibreOffice_project/10m0$Build-2</meta:generator>
    <meta:document-statistic meta:table-count="1" meta:cell-count="10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Net I/O Stats per Message</text:p>
        </chart:title>
        <chart:subtitle svg:x="5.76cm" svg:y="1.275cm" chart:style-name="ch3">
          <text:p>Full Provenance, Buffer 1</text:p>
        </chart:subtitle>
        <chart:legend chart:legend-position="end" svg:x="10.509cm" svg:y="3.753cm" style:legend-expansion="high" chart:style-name="ch4"/>
        <chart:plot-area chart:style-name="ch5" table:cell-range-address="benchmark_measurements_201803091052_topo1.D2:benchmark_measurements_201803091052_topo1.D30 benchmark_measurements_201803091052_topo1.J1:benchmark_measurements_201803091052_topo1.K30" chart:data-source-has-labels="both" svg:x="1.331cm" svg:y="2.138cm" svg:width="8.858cm" svg:height="6.682cm">
          <chartooo:coordinate-region svg:x="2.138cm" svg:y="2.337cm" svg:width="8.051cm" svg:height="5.836cm"/>
          <chart:axis chart:dimension="x" chart:name="primary-x" chart:style-name="ch6" chartooo:axis-type="auto">
            <chartooo:date-scale/>
            <chart:categories table:cell-range-address="benchmark_measurements_201803091052_topo1.D2:benchmark_measurements_201803091052_topo1.D30"/>
          </chart:axis>
          <chart:axis chart:dimension="y" chart:name="primary-y" chart:style-name="ch7">
            <chart:title svg:x="0.451cm" svg:y="5.933cm" chart:style-name="ch8">
              <text:p>Bytes</text:p>
            </chart:title>
            <chart:grid chart:style-name="ch9" chart:class="major"/>
          </chart:axis>
          <chart:series chart:style-name="ch10" chart:values-cell-range-address="benchmark_measurements_201803091052_topo1.J2:benchmark_measurements_201803091052_topo1.J30" chart:label-cell-address="benchmark_measurements_201803091052_topo1.J1:benchmark_measurements_201803091052_topo1.J1" chart:class="chart:bar">
            <chart:data-point chart:repeated="2"/>
          </chart:series>
          <chart:series chart:style-name="ch11" chart:values-cell-range-address="benchmark_measurements_201803091052_topo1.K2:benchmark_measurements_201803091052_topo1.K30" chart:label-cell-address="benchmark_measurements_201803091052_topo1.K1:benchmark_measurements_201803091052_topo1.K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_MSG_SIZE_IN</text:p>
                <draw:g>
                  <svg:desc>benchmark_measurements_201803091052_topo1.J1:benchmark_measurements_201803091052_topo1.J1</svg:desc>
                </draw:g>
              </table:table-cell>
              <table:table-cell office:value-type="string">
                <text:p>NORMALIZED_MSG_SIZE_OUT</text:p>
                <draw:g>
                  <svg:desc>benchmark_measurements_201803091052_topo1.K1:benchmark_measurements_201803091052_topo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</text:p>
                <draw:g>
                  <svg:desc>benchmark_measurements_201803091052_topo1.D2:benchmark_measurements_201803091052_topo1.D30</svg:desc>
                </draw:g>
              </table:table-cell>
              <table:table-cell office:value-type="float" office:value="177.8">
                <text:p>177.8</text:p>
                <draw:g>
                  <svg:desc>benchmark_measurements_201803091052_topo1.J2:benchmark_measurements_201803091052_topo1.J30</svg:desc>
                </draw:g>
              </table:table-cell>
              <table:table-cell office:value-type="float" office:value="639">
                <text:p>639</text:p>
                <draw:g>
                  <svg:desc>benchmark_measurements_201803091052_topo1.K2:benchmark_measurements_201803091052_topo1.K30</svg:desc>
                </draw:g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284.7">
                <text:p>284.7</text:p>
              </table:table-cell>
              <table:table-cell office:value-type="float" office:value="489.3">
                <text:p>48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18cm" svg:height="9.221cm" xlink:href=".." xlink:type="simple" chart:class="chart:bar" chart:style-name="ch1">
        <chart:title svg:x="5.803cm" svg:y="0.32cm" chart:style-name="ch2">
          <text:p>Absolute Net I/O Stats</text:p>
        </chart:title>
        <chart:subtitle svg:x="6.372cm" svg:y="1.283cm" chart:style-name="ch3">
          <text:p>for 7480 Messages</text:p>
        </chart:subtitle>
        <chart:legend chart:legend-position="end" svg:x="13.875cm" svg:y="4.062cm" style:legend-expansion="high" chart:style-name="ch4"/>
        <chart:plot-area chart:style-name="ch5" table:cell-range-address="benchmark_measurements_201803091052_topo1.D2:benchmark_measurements_201803091052_topo1.E30 benchmark_measurements_201803091052_topo1.E1:benchmark_measurements_201803091052_topo1.E1 benchmark_measurements_201803091052_topo1.G1:benchmark_measurements_201803091052_topo1.G30" chart:data-source-has-labels="both" svg:x="1.335cm" svg:y="2.15cm" svg:width="12.216cm" svg:height="6.887cm">
          <chartooo:coordinate-region svg:x="2.327cm" svg:y="2.35cm" svg:width="11.224cm" svg:height="6.04cm"/>
          <chart:axis chart:dimension="x" chart:name="primary-x" chart:style-name="ch6" chartooo:axis-type="auto">
            <chartooo:date-scale/>
            <chart:categories table:cell-range-address="benchmark_measurements_201803091052_topo1.D2:benchmark_measurements_201803091052_topo1.D30"/>
          </chart:axis>
          <chart:axis chart:dimension="y" chart:name="primary-y" chart:style-name="ch7">
            <chart:title svg:x="0.451cm" svg:y="6.312cm" chart:style-name="ch8">
              <text:p>Kilobytes</text:p>
            </chart:title>
            <chart:grid chart:style-name="ch9" chart:class="major"/>
          </chart:axis>
          <chart:series chart:style-name="ch10" chart:values-cell-range-address="benchmark_measurements_201803091052_topo1.E2:benchmark_measurements_201803091052_topo1.E30" chart:label-cell-address="benchmark_measurements_201803091052_topo1.E1:benchmark_measurements_201803091052_topo1.E1" chart:class="chart:bar">
            <chart:data-point chart:repeated="2"/>
          </chart:series>
          <chart:series chart:style-name="ch11" chart:values-cell-range-address="benchmark_measurements_201803091052_topo1.G2:benchmark_measurements_201803091052_topo1.G30" chart:label-cell-address="benchmark_measurements_201803091052_topo1.G1:benchmark_measurements_201803091052_topo1.G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_IN</text:p>
                <draw:g>
                  <svg:desc>benchmark_measurements_201803091052_topo1.E1:benchmark_measurements_201803091052_topo1.E1</svg:desc>
                </draw:g>
              </table:table-cell>
              <table:table-cell office:value-type="string">
                <text:p>NET_OUT</text:p>
                <draw:g>
                  <svg:desc>benchmark_measurements_201803091052_topo1.G1:benchmark_measurements_201803091052_topo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</text:p>
                <draw:g>
                  <svg:desc>benchmark_measurements_201803091052_topo1.D2:benchmark_measurements_201803091052_topo1.D30</svg:desc>
                </draw:g>
              </table:table-cell>
              <table:table-cell office:value-type="float" office:value="1330">
                <text:p>1330</text:p>
                <draw:g>
                  <svg:desc>benchmark_measurements_201803091052_topo1.E2:benchmark_measurements_201803091052_topo1.E30</svg:desc>
                </draw:g>
              </table:table-cell>
              <table:table-cell office:value-type="float" office:value="4780">
                <text:p>4780</text:p>
                <draw:g>
                  <svg:desc>benchmark_measurements_201803091052_topo1.G2:benchmark_measurements_201803091052_topo1.G30</svg:desc>
                </draw:g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2130">
                <text:p>2130</text:p>
              </table:table-cell>
              <table:table-cell office:value-type="float" office:value="3660">
                <text:p>36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6.275cm" svg:y="0.315cm" chart:style-name="ch2">
          <text:p>Absolute Net I/O</text:p>
        </chart:title>
        <chart:subtitle svg:x="3.907cm" svg:y="1.273cm" chart:style-name="ch3">
          <text:p>for 7480 Messages (Full Provenance, Buffer 1)</text:p>
        </chart:subtitle>
        <chart:legend chart:legend-position="end" svg:x="13.656cm" svg:y="3.942cm" style:legend-expansion="high" chart:style-name="ch4"/>
        <chart:plot-area chart:style-name="ch5" table:cell-range-address="benchmark_measurements_201803091052_topo1.D2:benchmark_measurements_201803091052_topo1.E58 benchmark_measurements_201803091052_topo1.D1:benchmark_measurements_201803091052_topo1.E1 benchmark_measurements_201803091052_topo1.G1:benchmark_measurements_201803091052_topo1.G58" chart:data-source-has-labels="both" svg:x="1.33cm" svg:y="2.135cm" svg:width="12.007cm" svg:height="6.667cm">
          <chartooo:coordinate-region svg:x="2.322cm" svg:y="2.334cm" svg:width="11.015cm" svg:height="5.821cm"/>
          <chart:axis chart:dimension="x" chart:name="primary-x" chart:style-name="ch6" chartooo:axis-type="auto">
            <chartooo:date-scale/>
            <chart:categories table:cell-range-address="benchmark_measurements_201803091052_topo1.D2:benchmark_measurements_201803091052_topo1.D58"/>
          </chart:axis>
          <chart:axis chart:dimension="y" chart:name="primary-y" chart:style-name="ch7">
            <chart:title svg:x="0.451cm" svg:y="6.187cm" chart:style-name="ch8">
              <text:p>Kilobytes</text:p>
            </chart:title>
            <chart:grid chart:style-name="ch9" chart:class="major"/>
          </chart:axis>
          <chart:series chart:style-name="ch10" chart:values-cell-range-address="benchmark_measurements_201803091052_topo1.E2:benchmark_measurements_201803091052_topo1.E58" chart:label-cell-address="benchmark_measurements_201803091052_topo1.E1:benchmark_measurements_201803091052_topo1.E1" chart:class="chart:bar">
            <chart:data-point chart:repeated="3"/>
          </chart:series>
          <chart:series chart:style-name="ch11" chart:values-cell-range-address="benchmark_measurements_201803091052_topo1.G2:benchmark_measurements_201803091052_topo1.G58" chart:label-cell-address="benchmark_measurements_201803091052_topo1.G1:benchmark_measurements_201803091052_topo1.G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_IN</text:p>
                <draw:g>
                  <svg:desc>benchmark_measurements_201803091052_topo1.E1:benchmark_measurements_201803091052_topo1.E1</svg:desc>
                </draw:g>
              </table:table-cell>
              <table:table-cell office:value-type="string">
                <text:p>NET_OUT</text:p>
                <draw:g>
                  <svg:desc>benchmark_measurements_201803091052_topo1.G1:benchmark_measurements_201803091052_topo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teway</text:p>
                <draw:g>
                  <svg:desc>benchmark_measurements_201803091052_topo1.D2:benchmark_measurements_201803091052_topo1.D58</svg:desc>
                </draw:g>
              </table:table-cell>
              <table:table-cell office:value-type="float" office:value="1330">
                <text:p>1330</text:p>
                <draw:g>
                  <svg:desc>benchmark_measurements_201803091052_topo1.E2:benchmark_measurements_201803091052_topo1.E58</svg:desc>
                </draw:g>
              </table:table-cell>
              <table:table-cell office:value-type="float" office:value="4780">
                <text:p>4780</text:p>
                <draw:g>
                  <svg:desc>benchmark_measurements_201803091052_topo1.G2:benchmark_measurements_201803091052_topo1.G58</svg:desc>
                </draw:g>
              </table:table-cell>
            </table:table-row>
            <table:table-row>
              <table:table-cell office:value-type="string">
                <text:p>endpoint</text:p>
              </table:table-cell>
              <table:table-cell office:value-type="float" office:value="2130">
                <text:p>213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5890">
                <text:p>589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